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</office:font-face-decls>
  <office:automatic-styles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###################################</text:p>
      <text:p text:style-name="Preformatted_20_Text">#</text:p>
      <text:p text:style-name="Preformatted_20_Text"># -- TEXTPATGEN GENERATED FILE --</text:p>
      <text:p text:style-name="Preformatted_20_Text">#</text:p>
      <text:p text:style-name="Preformatted_20_Text"># -- tpl-hexgen-file-0001.c --</text:p>
      <text:p text:style-name="Preformatted_20_Text">#</text:p>
      <text:p text:style-name="Preformatted_20_Text"># -- 2024-03-17T09:54:58+0000 --</text:p>
      <text:p text:style-name="Preformatted_20_Text">#</text:p>
      <text:p text:style-name="Preformatted_20_Text"># Start number: 0 ( 0x0 Hex, 00 Octal )</text:p>
      <text:p text:style-name="Preformatted_20_Text"># Finish number: 28 ( 0x1C Hex, 034 Octal )</text:p>
      <text:p text:style-name="Preformatted_20_Text"># Numbers in a line: 5</text:p>
      <text:p text:style-name="Preformatted_20_Text"># </text:p>
      <text:p text:style-name="Preformatted_20_Text">####################################</text:p>
      <text:p text:style-name="Preformatted_20_Text">X-0000 X-0001 X-0002 X-0003 X-0004</text:p>
      <text:p text:style-name="Preformatted_20_Text">X-0005 X-0006 X-0007 X-0008 X-0009</text:p>
      <text:p text:style-name="Preformatted_20_Text">X-000A X-000B X-000C X-000D X-000E</text:p>
      <text:p text:style-name="Preformatted_20_Text">X-000F X-0010 X-0011 X-0012 X-0013</text:p>
      <text:p text:style-name="Preformatted_20_Text">X-0014 X-0015 X-0016 X-0017 X-0018</text:p>
      <text:p text:style-name="Preformatted_20_Text">X-0019 X-001A X-001B X-001C</text:p>
      <text:p text:style-name="Preformatted_20_Text"># -- End of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GB" style:letter-kerning="true" style:font-name-asian="Noto Serif CJK SC" style:font-size-asian="10.5pt" style:language-asian="zh" style:country-asian="CN" style:font-name-complex="Noto Serif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en" fo:country="GB" style:font-name-asian="Noto Serif CJK SC" style:font-size-asian="10.5pt" style:language-asian="zh" style:country-asian="CN" style:font-name-complex="Noto Serif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5.2$Android_AARCH64 LibreOffice_project/a2baff69d478</meta:generator>
    <dc:date>2024-03-17T18:49:35.693123453</dc:date>
    <meta:editing-duration>PT16M51S</meta:editing-duration>
    <meta:editing-cycles>2</meta:editing-cycles>
    <meta:document-statistic meta:table-count="0" meta:image-count="0" meta:object-count="0" meta:page-count="1" meta:paragraph-count="20" meta:word-count="81" meta:character-count="491" meta:non-whitespace-character-count="429"/>
  </office:meta>
</office:document-meta>
</file>